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2.0008in"/>
    </style:style>
    <style:style style:name="co3" style:family="table-column">
      <style:table-column-properties fo:break-before="auto" style:column-width="1.2472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2.3701in"/>
    </style:style>
    <style:style style:name="co6" style:family="table-column">
      <style:table-column-properties fo:break-before="auto" style:column-width="2.348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4555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17"/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04">
      <style:text-properties fo:color="#006600"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7" table:default-cell-style-name="ce2"/>
        <table:table-column table:style-name="co7" table:default-cell-style-name="ce3"/>
        <table:table-column table:style-name="co7" table:number-columns-repeated="2" table:default-cell-style-name="ce2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DIGIKEY</text:p>
          </table:table-cell>
          <table:table-cell office:value-type="string">
            <text:p>0rder</text:p>
          </table:table-cell>
          <table:table-cell office:value-type="string">
            <text:p>Item Cost</text:p>
          </table:table-cell>
          <table:table-cell office:value-type="string">
            <text:p>Tax</text:p>
          </table:table-cell>
          <table:table-cell office:value-type="string">
            <text:p>Total Cost</text:p>
          </table:table-cell>
          <table:table-cell office:value-type="string">
            <text:p>Marku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1uf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3, C13, C14, C15, C16, C17, C18, C19, C20</text:p>
          </table:table-cell>
          <table:table-cell office:value-type="string">
            <text:p>CAPACITOR, American symbol</text:p>
          </table:table-cell>
          <table:table-cell office:value-type="string">
            <text:p>1276-1099-1-ND</text:p>
          </table:table-cell>
          <table:table-cell/>
          <table:table-cell office:value-type="currency" office:currency="USD" office:value="0.2">
            <text:p>$0.20</text:p>
          </table:table-cell>
          <table:table-cell office:value-type="percentage" office:value="0.1">
            <text:p>10.0%</text:p>
          </table:table-cell>
          <table:table-cell table:formula="of:=([.A2]*[.I2]) *(1+[.$J$2])" office:value-type="currency" office:currency="USD" office:value="1.98">
            <text:p>$1.98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10 uf ,X7R </text:p>
          </table:table-cell>
          <table:table-cell office:value-type="string">
            <text:p>C-USC0805</text:p>
          </table:table-cell>
          <table:table-cell office:value-type="string">
            <office:annotation draw:style-name="gr1" draw:text-style-name="P1" svg:width="1.1413in" svg:height="0.4484in" svg:x="5.815in" svg:y="0.039in" draw:caption-point-x="-0.2402in" draw:caption-point-y="0.5969in">
              <dc:creator>:GS</dc:creator>
              <dc:date>2021-01-29T00:00:00</dc:date>
              <text:p text:style-name="P1"><text:span text:style-name="T1">In tray box</text:span></text:p>
              <text:p text:style-name="P1"><text:span text:style-name="T1"/></text:p>
            </office:annotation>
            <text:p>C0805</text:p>
          </table:table-cell>
          <table:table-cell office:value-type="string">
            <text:p>C1,C2,C5</text:p>
          </table:table-cell>
          <table:table-cell office:value-type="string">
            <text:p>CAPACITOR, American symbol</text:p>
          </table:table-cell>
          <table:table-cell office:value-type="string">
            <text:p>490-14381-1-ND</text:p>
          </table:table-cell>
          <table:table-cell/>
          <table:table-cell office:value-type="currency" office:currency="USD" office:value="0.25">
            <text:p>$0.25</text:p>
          </table:table-cell>
          <table:table-cell/>
          <table:table-cell table:formula="of:=([.A3]*[.I3]) *(1+[.$J$2])" office:value-type="currency" office:currency="USD" office:value="0.825">
            <text:p>$0.8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2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2, R26, R27,R23</text:p>
          </table:table-cell>
          <table:table-cell office:value-type="string">
            <text:p>RESISTOR, American symbol</text:p>
          </table:table-cell>
          <table:table-cell office:value-type="string">
            <text:p>2019-RK73H2ATTD1203F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4]*[.I4]) *(1+[.$J$2])" office:value-type="currency" office:currency="USD" office:value="0.88">
            <text:p>$0.8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o</text:p>
          </table:table-cell>
          <table:table-cell office:value-type="string">
            <text:p>R-US_R1206</text:p>
          </table:table-cell>
          <table:table-cell office:value-type="string">
            <text:p>R1206</text:p>
          </table:table-cell>
          <table:table-cell office:value-type="string">
            <text:p>R1</text:p>
          </table:table-cell>
          <table:table-cell office:value-type="string">
            <text:p>RESISTOR, American symbol</text:p>
          </table:table-cell>
          <table:table-cell office:value-type="string">
            <text:p>RNCP1206FTD1R00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5]*[.I5]) *(1+[.$J$2])" office:value-type="currency" office:currency="USD" office:value="0.22">
            <text:p>$0.2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20 O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3 </text:p>
          </table:table-cell>
          <table:table-cell/>
          <table:table-cell office:value-type="string">
            <text:p>2019-RK73H2ATTD1200FCT-ND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uf, X7R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4,</text:p>
          </table:table-cell>
          <table:table-cell office:value-type="string">
            <text:p>CAPACITOR, American symbol</text:p>
          </table:table-cell>
          <table:table-cell office:value-type="string">
            <text:p>311-3497-1-ND</text:p>
          </table:table-cell>
          <table:table-cell office:value-type="string">
            <text:p><text:s/></text:p>
          </table:table-cell>
          <table:table-cell office:value-type="currency" office:currency="USD" office:value="0.25">
            <text:p>$0.25</text:p>
          </table:table-cell>
          <table:table-cell/>
          <table:table-cell table:formula="of:=([.A7]*[.I7]) *(1+[.$J$2])" office:value-type="currency" office:currency="USD" office:value="0.275">
            <text:p>$0.2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9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9</text:p>
          </table:table-cell>
          <table:table-cell office:value-type="string">
            <text:p>RESISTOR, American symbol</text:p>
          </table:table-cell>
          <table:table-cell office:value-type="string">
            <text:p>RK73H2ATTD3903FCT-ND 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8]*[.I8]) *(1+[.$J$2])" office:value-type="currency" office:currency="USD" office:value="0.22">
            <text:p>$0.2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.7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3, R28</text:p>
          </table:table-cell>
          <table:table-cell office:value-type="string">
            <text:p>RESISTOR, American symbol</text:p>
          </table:table-cell>
          <table:table-cell office:value-type="string">
            <text:p>311-4.7KAR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9]*[.I9]) *(1+[.$J$2])" office:value-type="currency" office:currency="USD" office:value="0.44">
            <text:p>$0.44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47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5, R14, R16, R25</text:p>
          </table:table-cell>
          <table:table-cell office:value-type="string">
            <text:p>RESISTOR, American symbol</text:p>
          </table:table-cell>
          <table:table-cell office:value-type="string">
            <text:p>2019-RK73H2ATTD4703F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10]*[.I10]) *(1+[.$J$2])" office:value-type="currency" office:currency="USD" office:value="0.88">
            <text:p>$0.8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5.6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24</text:p>
          </table:table-cell>
          <table:table-cell office:value-type="string">
            <text:p>RESISTOR, American symbol</text:p>
          </table:table-cell>
          <table:table-cell office:value-type="string">
            <text:p>2019-RK73H2ATTD5601F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11]*[.I11]) *(1+[.$J$2])" office:value-type="currency" office:currency="USD" office:value="0.22">
            <text:p>$0.2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56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5</text:p>
          </table:table-cell>
          <table:table-cell office:value-type="string">
            <text:p>RESISTOR, American symbol</text:p>
          </table:table-cell>
          <table:table-cell office:value-type="string">
            <text:p>2019-RK73H2ATTD5603F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12]*[.I12]) *(1+[.$J$2])" office:value-type="currency" office:currency="USD" office:value="0.22">
            <text:p>$0.2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75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21</text:p>
          </table:table-cell>
          <table:table-cell office:value-type="string">
            <text:p>RESISTOR, American symbol</text:p>
          </table:table-cell>
          <table:table-cell office:value-type="string">
            <text:p>2019-RK73H2ATTD7503F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13]*[.I13]) *(1+[.$J$2])" office:value-type="currency" office:currency="USD" office:value="0.22">
            <text:p>$0.2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7.5M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22</text:p>
          </table:table-cell>
          <table:table-cell office:value-type="string">
            <text:p>RESISTOR, American symbol</text:p>
          </table:table-cell>
          <table:table-cell office:value-type="string">
            <text:p>541-7.50MC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14]*[.I14]) *(1+[.$J$2])" office:value-type="currency" office:currency="USD" office:value="0.22">
            <text:p>$0.2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74LVC1G74DCT</text:p>
          </table:table-cell>
          <table:table-cell office:value-type="string">
            <text:p>DCT_R-PDSO-G8</text:p>
          </table:table-cell>
          <table:table-cell office:value-type="string">
            <text:p>IC7</text:p>
          </table:table-cell>
          <table:table-cell office:value-type="string">
            <text:p>D type flipflo with async Set and Clear</text:p>
          </table:table-cell>
          <table:table-cell office:value-type="string">
            <text:p>SN74LVC1G74DCTR</text:p>
          </table:table-cell>
          <table:table-cell office:value-type="string">
            <text:p><text:s/></text:p>
          </table:table-cell>
          <table:table-cell office:value-type="currency" office:currency="USD" office:value="0.65">
            <text:p>$0.65</text:p>
          </table:table-cell>
          <table:table-cell/>
          <table:table-cell table:formula="of:=([.A15]*[.I15]) *(1+[.$J$2])" office:value-type="currency" office:currency="USD" office:value="0.715">
            <text:p>$0.7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number-columns-repeated="3" office:value-type="string">
            <text:p>AA-BATT</text:p>
          </table:table-cell>
          <table:table-cell office:value-type="string">
            <text:p>B1, B2, B3</text:p>
          </table:table-cell>
          <table:table-cell office:value-type="string">
            <text:p>NiCD or NIMH battery AA formfactor with ziptie strapping option</text:p>
          </table:table-cell>
          <table:table-cell office:value-type="string">
            <text:p>SY115T-ND</text:p>
          </table:table-cell>
          <table:table-cell office:value-type="string">
            <text:p><text:s/></text:p>
          </table:table-cell>
          <table:table-cell office:value-type="currency" office:currency="USD" office:value="6.15">
            <text:p>$6.15</text:p>
          </table:table-cell>
          <table:table-cell/>
          <table:table-cell table:formula="of:=([.A16]*[.I16]) *(1+[.$J$2])" office:value-type="currency" office:currency="USD" office:value="20.295">
            <text:p>$20.3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string">
            <text:p>BAS40</text:p>
          </table:table-cell>
          <table:table-cell office:value-type="string">
            <text:p>SOT23</text:p>
          </table:table-cell>
          <table:table-cell office:value-type="string">
            <text:p>D4, D5</text:p>
          </table:table-cell>
          <table:table-cell office:value-type="string">
            <text:p>Silicon Schottky Diodes</text:p>
          </table:table-cell>
          <table:table-cell office:value-type="string">
            <text:p>BAS40-04FDICT-ND </text:p>
          </table:table-cell>
          <table:table-cell office:value-type="string">
            <text:p><text:s/></text:p>
          </table:table-cell>
          <table:table-cell office:value-type="currency" office:currency="USD" office:value="0.35">
            <text:p>$0.35</text:p>
          </table:table-cell>
          <table:table-cell/>
          <table:table-cell table:formula="of:=([.A17]*[.I17]) *(1+[.$J$2])" office:value-type="currency" office:currency="USD" office:value="0.77">
            <text:p>$0.7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D74HC4060</text:p>
          </table:table-cell>
          <table:table-cell office:value-type="string">
            <text:p>4060D</text:p>
          </table:table-cell>
          <table:table-cell office:value-type="string">
            <text:p>SO16</text:p>
          </table:table-cell>
          <table:table-cell office:value-type="string">
            <text:p>IC6</text:p>
          </table:table-cell>
          <table:table-cell office:value-type="string">
            <text:p>14-stage binary/ripple COUNTER</text:p>
          </table:table-cell>
          <table:table-cell office:value-type="string">
            <text:p>296-25999-1-ND</text:p>
          </table:table-cell>
          <table:table-cell office:value-type="string">
            <text:p><text:s/></text:p>
          </table:table-cell>
          <table:table-cell office:value-type="currency" office:currency="USD" office:value="0.45">
            <text:p>$0.45</text:p>
          </table:table-cell>
          <table:table-cell/>
          <table:table-cell table:formula="of:=([.A18]*[.I18]) *(1+[.$J$2])" office:value-type="currency" office:currency="USD" office:value="0.495">
            <text:p>$0.5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ICM7555SO08</text:p>
          </table:table-cell>
          <table:table-cell office:value-type="string">
            <text:p>SO08</text:p>
          </table:table-cell>
          <table:table-cell office:value-type="string">
            <text:p>IC8</text:p>
          </table:table-cell>
          <table:table-cell office:value-type="string">
            <text:p>TIMER</text:p>
          </table:table-cell>
          <table:table-cell office:value-type="string">
            <text:p>ICM7555CBAZ-TCT-ND</text:p>
          </table:table-cell>
          <table:table-cell office:value-type="string">
            <text:p><text:s/></text:p>
          </table:table-cell>
          <table:table-cell office:value-type="currency" office:currency="USD" office:value="0.75">
            <text:p>$0.75</text:p>
          </table:table-cell>
          <table:table-cell/>
          <table:table-cell table:formula="of:=([.A19]*[.I19]) *(1+[.$J$2])" office:value-type="currency" office:currency="USD" office:value="0.825">
            <text:p>$0.8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INA138</text:p>
          </table:table-cell>
          <table:table-cell office:value-type="string">
            <text:p>SOT23-5</text:p>
          </table:table-cell>
          <table:table-cell office:value-type="string">
            <text:p>IC3</text:p>
          </table:table-cell>
          <table:table-cell office:value-type="string">
            <text:p>High-Side Measurement Current Shunt Monitor</text:p>
          </table:table-cell>
          <table:table-cell office:value-type="string">
            <text:p>296-17936-2-ND</text:p>
          </table:table-cell>
          <table:table-cell office:value-type="string">
            <text:p><text:s/></text:p>
          </table:table-cell>
          <table:table-cell office:value-type="currency" office:currency="USD" office:value="2.05">
            <text:p>$2.05</text:p>
          </table:table-cell>
          <table:table-cell/>
          <table:table-cell table:formula="of:=([.A20]*[.I20]) *(1+[.$J$2])" office:value-type="currency" office:currency="USD" office:value="2.255">
            <text:p>$2.2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M4040D2.5Volt</text:p>
          </table:table-cell>
          <table:table-cell office:value-type="string">
            <text:p>LM4040</text:p>
          </table:table-cell>
          <table:table-cell office:value-type="string">
            <text:p>SOT23</text:p>
          </table:table-cell>
          <table:table-cell office:value-type="string">
            <text:p>D14</text:p>
          </table:table-cell>
          <table:table-cell office:value-type="string">
            <text:p>Band Gap voltage reference 2.5V</text:p>
          </table:table-cell>
          <table:table-cell office:value-type="string">
            <text:p>LM4040D25FCT-ND</text:p>
          </table:table-cell>
          <table:table-cell office:value-type="string">
            <text:p><text:s/></text:p>
          </table:table-cell>
          <table:table-cell office:value-type="currency" office:currency="USD" office:value="0.55">
            <text:p>$0.55</text:p>
          </table:table-cell>
          <table:table-cell/>
          <table:table-cell table:formula="of:=([.A21]*[.I21]) *(1+[.$J$2])" office:value-type="currency" office:currency="USD" office:value="0.605">
            <text:p>$0.61</text:p>
          </table:table-cell>
          <table:table-cell/>
        </table:table-row>
        <table:table-row table:style-name="ro2">
          <table:table-cell/>
          <table:table-cell table:number-columns-repeated="7"/>
          <table:table-cell/>
          <table:table-cell/>
          <table:table-cell table:formula="of:=([.A22]*[.I22]) *(1+[.$J$2])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lex cable crimp sockets </text:p>
          </table:table-cell>
          <table:table-cell office:value-type="string">
            <text:p><text:s/>for external components </text:p>
          </table:table-cell>
          <table:table-cell table:number-columns-repeated="2"/>
          <table:table-cell office:value-type="string">
            <text:p>22-24 awg</text:p>
          </table:table-cell>
          <table:table-cell office:value-type="string">
            <text:p>0016020087</text:p>
          </table:table-cell>
          <table:table-cell office:value-type="string">
            <text:p><text:s/></text:p>
          </table:table-cell>
          <table:table-cell office:value-type="currency" office:currency="USD" office:value="0.18">
            <text:p>$0.18</text:p>
          </table:table-cell>
          <table:table-cell/>
          <table:table-cell table:formula="of:=([.A23]*[.I23]) *(1+[.$J$2])" office:value-type="currency" office:currency="USD" office:value="3.168">
            <text:p>$3.17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able Housing 2Pin</text:p>
          </table:table-cell>
          <table:table-cell table:number-columns-repeated="3"/>
          <table:table-cell office:value-type="string">
            <text:p>Molex connector cable housing 2 Pin </text:p>
          </table:table-cell>
          <table:table-cell office:value-type="string">
            <text:p>WM2900-ND</text:p>
          </table:table-cell>
          <table:table-cell office:value-type="string">
            <text:p><text:s/></text:p>
          </table:table-cell>
          <table:table-cell office:value-type="currency" office:currency="USD" office:value="0.35">
            <text:p>$0.35</text:p>
          </table:table-cell>
          <table:table-cell/>
          <table:table-cell table:formula="of:=([.A24]*[.I24]) *(1+[.$J$2])" office:value-type="currency" office:currency="USD" office:value="2.31">
            <text:p>$2.31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MOLEX2PINHDR</text:p>
          </table:table-cell>
          <table:table-cell office:value-type="string">
            <text:p>MOLEX2PIN</text:p>
          </table:table-cell>
          <table:table-cell office:value-type="string">
            <text:p>SOL1, SOL2, SOL3, SOL4, SOL5, SOL6</text:p>
          </table:table-cell>
          <table:table-cell office:value-type="string">
            <text:p>molex 2 pin header with schroud and lock , pn 070543001</text:p>
          </table:table-cell>
          <table:table-cell office:value-type="string">
            <text:p>WM4800-ND</text:p>
          </table:table-cell>
          <table:table-cell office:value-type="string">
            <text:p><text:s/></text:p>
          </table:table-cell>
          <table:table-cell office:value-type="currency" office:currency="USD" office:value="0.75">
            <text:p>$0.75</text:p>
          </table:table-cell>
          <table:table-cell/>
          <table:table-cell table:formula="of:=([.A25]*[.I25]) *(1+[.$J$2])" office:value-type="currency" office:currency="USD" office:value="4.95">
            <text:p>$4.9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le Housing 3Pin</text:p>
          </table:table-cell>
          <table:table-cell table:number-columns-repeated="3"/>
          <table:table-cell office:value-type="string">
            <text:p>Molex connector cable housing 3 Pin </text:p>
          </table:table-cell>
          <table:table-cell office:value-type="string">
            <text:p>WM2901-ND</text:p>
          </table:table-cell>
          <table:table-cell office:value-type="string">
            <text:p><text:s/></text:p>
          </table:table-cell>
          <table:table-cell office:value-type="currency" office:currency="USD" office:value="0.35">
            <text:p>$0.35</text:p>
          </table:table-cell>
          <table:table-cell/>
          <table:table-cell table:formula="of:=([.A26]*[.I26]) *(1+[.$J$2])" office:value-type="currency" office:currency="USD" office:value="0.77">
            <text:p>$0.7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string">
            <text:p>MOLEX3PINHDR</text:p>
          </table:table-cell>
          <table:table-cell office:value-type="string">
            <text:p>MOLEX3PIN</text:p>
          </table:table-cell>
          <table:table-cell office:value-type="string">
            <text:p>SW1, SW2</text:p>
          </table:table-cell>
          <table:table-cell office:value-type="string">
            <text:p>Molex 3 pin header with shroud and lock PN:0705430002</text:p>
          </table:table-cell>
          <table:table-cell office:value-type="string">
            <text:p>WM4154-ND</text:p>
          </table:table-cell>
          <table:table-cell office:value-type="string">
            <text:p><text:s/></text:p>
          </table:table-cell>
          <table:table-cell office:value-type="currency" office:currency="USD" office:value="1.85">
            <text:p>$1.85</text:p>
          </table:table-cell>
          <table:table-cell/>
          <table:table-cell table:formula="of:=([.A27]*[.I27]) *(1+[.$J$2])" office:value-type="currency" office:currency="USD" office:value="4.07">
            <text:p>$4.07</text:p>
          </table:table-cell>
          <table:table-cell/>
        </table:table-row>
        <table:table-row table:style-name="ro2">
          <table:table-cell/>
          <table:table-cell table:number-columns-repeated="7"/>
          <table:table-cell/>
          <table:table-cell/>
          <table:table-cell table:formula="of:=([.A28]*[.I28]) *(1+[.$J$2])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MURA220T3G</text:p>
          </table:table-cell>
          <table:table-cell office:value-type="string">
            <text:p>SMA</text:p>
          </table:table-cell>
          <table:table-cell office:value-type="string">
            <text:p>D7, D8, D9, D10, D11, D12</text:p>
          </table:table-cell>
          <table:table-cell office:value-type="string">
            <text:p>Surface Mount Schottky Power Rectifier</text:p>
          </table:table-cell>
          <table:table-cell office:value-type="string">
            <text:p>MURA220T3GOSCT-ND</text:p>
          </table:table-cell>
          <table:table-cell office:value-type="string">
            <text:p><text:s/></text:p>
          </table:table-cell>
          <table:table-cell office:value-type="currency" office:currency="USD" office:value="0.45">
            <text:p>$0.45</text:p>
          </table:table-cell>
          <table:table-cell/>
          <table:table-cell table:formula="of:=([.A29]*[.I29]) *(1+[.$J$2])" office:value-type="currency" office:currency="USD" office:value="2.97">
            <text:p>$2.9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Quick Start</text:p>
          </table:table-cell>
          <table:table-cell office:value-type="string">
            <text:p>PINHD-1X2</text:p>
          </table:table-cell>
          <table:table-cell office:value-type="string">
            <text:p>1X02</text:p>
          </table:table-cell>
          <table:table-cell office:value-type="string">
            <text:p>QUICK</text:p>
          </table:table-cell>
          <table:table-cell office:value-type="string">
            <text:p>PIN HEADER</text:p>
          </table:table-cell>
          <table:table-cell office:value-type="string">
            <text:p>Stock</text:p>
          </table:table-cell>
          <table:table-cell/>
          <table:table-cell/>
          <table:table-cell/>
          <table:table-cell table:formula="of:=([.A30]*[.I30]) *(1+[.$J$2])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SSM3J338RSOT-23F_TOS-M</text:p>
          </table:table-cell>
          <table:table-cell office:value-type="string">
            <text:p>SOT-23F_TOS-M</text:p>
          </table:table-cell>
          <table:table-cell office:value-type="string">
            <text:p>P2</text:p>
          </table:table-cell>
          <table:table-cell/>
          <table:table-cell office:value-type="string">
            <text:p>SSM3J338RLFCT-ND</text:p>
          </table:table-cell>
          <table:table-cell office:value-type="string">
            <text:p><text:s/></text:p>
          </table:table-cell>
          <table:table-cell office:value-type="currency" office:currency="USD" office:value="0.45">
            <text:p>$0.45</text:p>
          </table:table-cell>
          <table:table-cell/>
          <table:table-cell table:formula="of:=([.A31]*[.I31]) *(1+[.$J$2])" office:value-type="currency" office:currency="USD" office:value="0.495">
            <text:p>$0.5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string">
            <text:p>SSM3K345SOT23F-M</text:p>
          </table:table-cell>
          <table:table-cell office:value-type="string">
            <text:p>SOT-23F_TOS-M</text:p>
          </table:table-cell>
          <table:table-cell office:value-type="string">
            <text:p>N1, N4</text:p>
          </table:table-cell>
          <table:table-cell/>
          <table:table-cell office:value-type="string">
            <text:p>SSM3K345RLFCT-ND</text:p>
          </table:table-cell>
          <table:table-cell office:value-type="string">
            <text:p><text:s/></text:p>
          </table:table-cell>
          <table:table-cell office:value-type="currency" office:currency="USD" office:value="0.35">
            <text:p>$0.35</text:p>
          </table:table-cell>
          <table:table-cell/>
          <table:table-cell table:formula="of:=([.A32]*[.I32]) *(1+[.$J$2])" office:value-type="currency" office:currency="USD" office:value="0.77">
            <text:p>$0.7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LV2211</text:p>
          </table:table-cell>
          <table:table-cell office:value-type="string">
            <text:p>TLVB2211</text:p>
          </table:table-cell>
          <table:table-cell office:value-type="string">
            <text:p>SOT23-5</text:p>
          </table:table-cell>
          <table:table-cell office:value-type="string">
            <text:p>IC2</text:p>
          </table:table-cell>
          <table:table-cell office:value-type="string">
            <text:p>TI Rail to Rail LINCMOS op-amp</text:p>
          </table:table-cell>
          <table:table-cell office:value-type="string">
            <text:p>296-10500-1-ND</text:p>
          </table:table-cell>
          <table:table-cell office:value-type="string">
            <text:p><text:s/></text:p>
          </table:table-cell>
          <table:table-cell office:value-type="currency" office:currency="USD" office:value="1.4">
            <text:p>$1.40</text:p>
          </table:table-cell>
          <table:table-cell/>
          <table:table-cell table:formula="of:=([.A33]*[.I33]) *(1+[.$J$2])" office:value-type="currency" office:currency="USD" office:value="1.54">
            <text:p>$1.5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TMP36GT9Z</text:p>
          </table:table-cell>
          <table:table-cell office:value-type="string">
            <text:p>TO92-INLINE</text:p>
          </table:table-cell>
          <table:table-cell office:value-type="string">
            <text:p>IC1</text:p>
          </table:table-cell>
          <table:table-cell/>
          <table:table-cell office:value-type="string">
            <text:p>TMP36GT9Z-ND</text:p>
          </table:table-cell>
          <table:table-cell office:value-type="string">
            <text:p><text:s/></text:p>
          </table:table-cell>
          <table:table-cell office:value-type="currency" office:currency="USD" office:value="1.5">
            <text:p>$1.50</text:p>
          </table:table-cell>
          <table:table-cell/>
          <table:table-cell table:formula="of:=([.A34]*[.I34]) *(1+[.$J$2])" office:value-type="currency" office:currency="USD" office:value="1.65">
            <text:p>$1.65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number-columns-repeated="7"/>
          <table:table-cell office:value-type="currency" office:currency="USD" office:value="0">
            <text:p>$0.00</text:p>
          </table:table-cell>
          <table:table-cell/>
          <table:table-cell table:formula="of:=([.A35]*[.I35]) *(1+[.$J$2])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CB </text:p>
          </table:table-cell>
          <table:table-cell office:value-type="string">
            <text:p>PCB-way order of 12</text:p>
          </table:table-cell>
          <table:table-cell table:number-columns-repeated="2"/>
          <table:table-cell office:value-type="string">
            <text:p>PCB</text:p>
          </table:table-cell>
          <table:table-cell table:number-columns-repeated="2"/>
          <table:table-cell office:value-type="currency" office:currency="USD" office:value="30">
            <text:p>$30.00</text:p>
          </table:table-cell>
          <table:table-cell/>
          <table:table-cell table:formula="of:=([.A36]*[.I36])" office:value-type="currency" office:currency="USD" office:value="30">
            <text:p>$30.0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manual solder @80</text:p>
          </table:table-cell>
          <table:table-cell table:number-columns-repeated="3"/>
          <table:table-cell office:value-type="string">
            <text:p>Manual Soldering</text:p>
          </table:table-cell>
          <table:table-cell table:number-columns-repeated="2"/>
          <table:table-cell office:value-type="currency" office:currency="USD" office:value="80">
            <text:p>$80.00</text:p>
          </table:table-cell>
          <table:table-cell/>
          <table:table-cell table:formula="of:=([.A37]*[.I37])" office:value-type="currency" office:currency="USD" office:value="320">
            <text:p>$320.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<text:s/></text:p>
          </table:table-cell>
          <table:table-cell table:number-columns-repeated="2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10"/>
          <table:table-cell table:style-name="ce4" table:formula="of:=SUM([.K2:.K40])" office:value-type="currency" office:currency="USD" office:value="405.253">
            <text:p>$405.25</text:p>
          </table:table-cell>
          <table:table-cell table:style-name="ce5" office:value-type="currency" office:currency="USD" office:value="550">
            <text:p>$550.00</text:p>
          </table:table-cell>
        </table:table-row>
        <table:table-row table:style-name="ro2" table:number-rows-repeated="24">
          <table:table-cell table:number-columns-repeated="12"/>
        </table:table-row>
        <table:table-row table:style-name="ro2">
          <table:table-cell table:number-columns-repeated="9"/>
          <table:table-cell office:value-type="percentage" office:value="0.1">
            <text:p>10.0%</text:p>
          </table:table-cell>
          <table:table-cell table:number-columns-repeated="2"/>
        </table:table-row>
        <table:table-row table:style-name="ro2" table:number-rows-repeated="1048509">
          <table:table-cell table:number-columns-repeated="12"/>
        </table:table-row>
        <table:table-row table:style-name="ro2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8">02/18/2021</text:date>, <text:time>10:1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8T10:10:31.93</dc:date>
    <dc:creator>Gary Stofer</dc:creator>
    <meta:generator>OpenOffice/4.1.7$Win32 OpenOffice.org_project/417m1$Build-9800</meta:generator>
    <meta:editing-duration>PT6H49M49S</meta:editing-duration>
    <meta:editing-cycles>32</meta:editing-cycles>
    <meta:document-statistic meta:table-count="1" meta:cell-count="320" meta:object-count="0"/>
  </office:meta>
</office:document-meta>
</file>